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d4d4d4" style:font-name="Consolas" fo:font-size="10.5pt" fo:font-weight="normal" fo:background-color="transparent"/>
    </style:style>
    <style:style style:name="T2" style:family="text">
      <style:text-properties fo:color="#d4d4d4" fo:background-color="transparent"/>
    </style:style>
    <style:style style:name="T3" style:family="text">
      <style:text-properties fo:color="#808080" style:font-name="Consolas" fo:font-size="10.5pt" fo:font-weight="normal" fo:background-color="transparent"/>
    </style:style>
    <style:style style:name="T4" style:family="text">
      <style:text-properties fo:color="#569cd6" style:font-name="Consolas" fo:font-size="10.5pt" fo:font-weight="normal" fo:background-color="transparent"/>
    </style:style>
    <style:style style:name="T5" style:family="text">
      <style:text-properties fo:color="#9cdcfe" style:font-name="Consolas" fo:font-size="10.5pt" fo:font-weight="normal" fo:background-color="transparent"/>
    </style:style>
    <style:style style:name="T6" style:family="text">
      <style:text-properties fo:color="#ce9178" style:font-name="Consolas" fo:font-size="10.5pt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autify:</text:p>
      <text:p text:style-name="Standard">Debugger for Chrome:</text:p>
      <text:p text:style-name="Standard">ESLint</text:p>
      <text:p text:style-name="Standard">Material Icon Theme</text:p>
      <text:p text:style-name="Standard">npm</text:p>
      <text:p text:style-name="Standard">Vetur</text:p>
      <text:p text:style-name="Standard">Vue 2 Snippets</text:p>
      <text:p text:style-name="Standard"/>
      <text:p text:style-name="Standard">Auf getbootstrap.com holst Du das Bootstrap-CDN (Content Delivery Network) für css als link in den &lt;head&gt; Deines index.html</text:p>
      <text:p text:style-name="Standard">Für das Einbinden von icons verwenden wir die Bibliotheken von FontAwesome.</text:p>
      <text:p text:style-name="Standard">Wir verlinken im head die css-Bibliothek von bootstrap,</text:p>
      <text:p text:style-name="Standard">Jetzt binden wir noch VueJs ein. <text:span text:style-name="T2"> </text:span><text:span text:style-name="T3">&lt;</text:span><text:span text:style-name="T4">script</text:span><text:span text:style-name="T1"> </text:span><text:span text:style-name="T5">src</text:span><text:span text:style-name="T1">= </text:span><text:span text:style-name="T6">"https://unpkg.com/vue"</text:span><text:span text:style-name="T3">&gt;&lt;/</text:span><text:span text:style-name="T4">script</text:span><text:span text:style-name="T3">&gt;</text:span></text:p>
      <text:p text:style-name="Standard">bindet die aktuelle Version von Vue in unser Projekt ein</text:p>
      <text:p text:style-name="Standard"/>
      <text:p text:style-name="Standard">Wir machen weiter mit 16: Interaktion mit v-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6T22:20:07.62</meta:creation-date>
    <meta:generator>OpenOffice/4.1.2$Win32 OpenOffice.org_project/412m3$Build-9782</meta:generator>
    <dc:date>2020-10-18T23:33:31.65</dc:date>
    <meta:editing-duration>PT2H17M22S</meta:editing-duration>
    <meta:editing-cycles>5</meta:editing-cycles>
    <meta:document-statistic meta:table-count="0" meta:image-count="0" meta:object-count="0" meta:page-count="1" meta:paragraph-count="13" meta:word-count="77" meta:character-count="511"/>
  </office:meta>
</office:document-meta>
</file>